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, helvetica, clean, sans-serif"/>
    <style:font-face style:name="monospace" svg:font-family="monospace, monospace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size="10.5pt" style:font-size-asian="10.5pt" style:font-size-complex="10.5pt"/>
    </style:style>
    <style:style style:name="P2" style:family="paragraph" style:parent-style-name="Standard">
      <style:text-properties fo:font-size="10.5pt" fo:font-weight="bold" style:font-size-asian="10.5pt" style:font-weight-asian="bold" style:font-size-complex="10.5pt" style:font-weight-complex="bold"/>
    </style:style>
    <style:style style:name="P3" style:family="paragraph" style:parent-style-name="Preformatted_20_Text">
      <style:text-properties fo:font-variant="normal" fo:text-transform="none" fo:color="#000000" style:font-name="monospace" fo:font-size="9.75pt" fo:letter-spacing="normal" fo:font-style="normal" fo:font-weight="normal" officeooo:paragraph-rsid="000d1bf2"/>
    </style:style>
    <style:style style:name="T1" style:family="text">
      <style:text-properties officeooo:rsid="000d1bf2"/>
    </style:style>
    <style:style style:name="T2" style:family="text">
      <style:text-properties style:font-name="monospace" fo:font-size="9.75pt" fo:font-style="normal" fo:font-weight="normal"/>
    </style:style>
    <style:style style:name="T3" style:family="text">
      <style:text-properties style:font-name="monospace" fo:font-size="9.75pt" fo:font-style="normal" fo:font-weight="normal" officeooo:rsid="000d1bf2"/>
    </style:style>
    <style:style style:name="T4" style:family="text">
      <style:text-properties fo:color="#339933"/>
    </style:style>
    <style:style style:name="T5" style:family="text">
      <style:text-properties fo:color="#339933" style:font-name="monospace" fo:font-size="9.75pt" fo:font-style="normal" fo:font-weight="normal"/>
    </style:style>
    <style:style style:name="T6" style:family="text">
      <style:text-properties fo:color="#339933" style:font-name="monospace" fo:font-size="9.75pt" fo:font-style="normal" fo:font-weight="normal" officeooo:rsid="000d1bf2"/>
    </style:style>
    <style:style style:name="T7" style:family="text">
      <style:text-properties fo:color="#0000ff" style:font-name="monospace" fo:font-size="9.75pt" fo:font-style="normal" fo:font-weight="bold"/>
    </style:style>
    <style:style style:name="T8" style:family="text">
      <style:text-properties fo:color="#0000ff" style:font-name="monospace" fo:font-size="9.75pt" fo:font-style="normal" fo:font-weight="bold" officeooo:rsid="000d1bf2"/>
    </style:style>
    <style:style style:name="T9" style:family="text">
      <style:text-properties fo:color="#7f007f" style:font-name="monospace" fo:font-size="9.75pt" fo:font-style="normal" fo:font-weight="normal"/>
    </style:style>
    <style:style style:name="T10" style:family="text">
      <style:text-properties fo:color="#b00040" style:font-name="monospace" fo:font-size="9.75pt" fo:font-style="normal" fo:font-weight="normal"/>
    </style:style>
    <style:style style:name="T11" style:family="text">
      <style:text-properties fo:color="#ff0000" style:font-name="monospace" fo:font-size="9.75pt" fo:font-style="normal" fo:font-weight="normal"/>
    </style:style>
    <style:style style:name="T12" style:family="text">
      <style:text-properties fo:color="#46aa03" style:font-name="monospace" fo:font-size="9.75pt" fo:font-style="normal" fo:font-weight="bold"/>
    </style:style>
    <style:style style:name="T13" style:family="text">
      <style:text-properties fo:color="#00007f" style:font-name="monospace" fo:font-size="9.75pt" fo:font-style="normal" fo:font-weight="bold"/>
    </style:style>
    <style:style style:name="T14" style:family="text">
      <style:text-properties fo:color="#ff7700" fo:font-weight="bold" officeooo:rsid="000d1bf2"/>
    </style:style>
    <style:style style:name="T15" style:family="text">
      <style:text-properties fo:color="#483d8b" officeooo:rsid="000d1bf2"/>
    </style:style>
    <style:style style:name="T16" style:family="text">
      <style:text-properties fo:font-variant="normal" fo:text-transform="none" fo:color="#483d8b" style:font-name="monospace" fo:font-size="9.75pt" fo:letter-spacing="normal" fo:font-style="normal" fo:font-weight="normal" officeooo:rsid="000d1bf2" fo:background-color="#f9f9f9"/>
    </style:style>
    <style:style style:name="T17" style:family="text">
      <style:text-properties fo:font-variant="normal" fo:text-transform="none" fo:color="#333333" style:font-name="arial" fo:font-size="9.75pt" fo:letter-spacing="normal" fo:font-style="normal" fo:font-weight="normal" officeooo:rsid="000d1bf2"/>
    </style:style>
    <style:style style:name="T18" style:family="text">
      <style:text-properties fo:color="#993333"/>
    </style:style>
    <style:style style:name="T19" style:family="text">
      <style:text-properties fo:color="#009900"/>
    </style:style>
    <style:style style:name="T20" style:family="text">
      <style:text-properties fo:color="#009900" style:font-name="monospace" fo:font-size="9.75pt" fo:font-style="normal" fo:font-weight="normal"/>
    </style:style>
    <style:style style:name="T21" style:family="text">
      <style:text-properties fo:color="#000066" style:font-name="monospace" fo:font-size="9.75pt" fo:font-style="normal" fo:font-weight="normal"/>
    </style:style>
    <style:style style:name="T22" style:family="text">
      <style:text-properties fo:color="#000099" style:font-name="monospace" fo:font-size="9.75pt" fo:font-style="normal" fo:font-weight="bold"/>
    </style:style>
    <style:style style:name="T23" style:family="text">
      <style:text-properties fo:color="#b1b100" style:font-name="monospace" fo:font-size="9.75pt" fo:font-style="normal" fo:font-weight="normal"/>
    </style:style>
    <style:style style:name="T24" style:family="text">
      <style:text-properties fo:color="#0000dd" style:font-name="monospace" fo:font-size="9.75pt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e “Hello World” Program in Various Languages</text:p>
      <text:p text:style-name="P1"/>
      <text:p text:style-name="P2">In x86 machine code:</text:p>
      <text:p text:style-name="P1"/>
      <text:p text:style-name="P1">c7 3c 2a 3c 2a 2b 2a 5c 3c 28 5c 2a 2b 2a 5c 3c<text:line-break/>28 5c 2a 2b 2a 5c 3c 28 5c 2a 2b 2a 5c 3c 28 5c<text:line-break/>2a 2b 2a 5c 3c 28 5c 2a 2b 2a 5c 3c 28 5c 2a 2b<text:line-break/>2a 5c 3c 28 5c 2a 2b 2a 5c 3c 28 5c 2a 2b 2a 5c<text:line-break/>3c 28 5c 2a 2b 2a 5c 3c 28 5c 2a 2b 2a 5c 3c 28<text:line-break/>5c 2a 2b 2a 5c 3c 28 5c 2a 2b 2a 5c 3c 28 5c 2a<text:line-break/>2b 2a 00 00 01 00 00 00 00 00 00 00 00 00 00 00<text:line-break/>00 00 00 00 00 00 00 00 00 00 00 00 00 00 00 00<text:line-break/>00 00 00 00 00 00 00 00 00 00 00 00 00 00 00 00<text:line-break/>00 00 00 00 00 00 00 00 00 00 00 00 00 00 00 00<text:line-break/>00 00 00 00 00 00 00 00 00 00 00 00 00 00 00 00<text:line-break/>00 00 00 00 00 00 00 00 00 00 00 00 00 00 00 00<text:line-break/>00 00 00 00 00 00 00 64 48 65 6c 6c 6f 2c 20 57<text:line-break/>6f 72 6c 64 21 00 00 00 00 00 00 00 00 00 00 00<text:line-break/>00 00 00 00 00 00 00 00 00 00 00 00 00 00 00 00<text:line-break/>00 00 00 00 00 00 00 00 00 00 00 00 00 00 00 00</text:p>
      <text:p text:style-name="P1"/>
      <text:p text:style-name="P2">In x86 assembly code:</text:p>
      <text:p text:style-name="P1"/>
      <text:p text:style-name="P1"><text:s text:c="8"/>.section <text:s text:c="7"/>.rodata</text:p>
      <text:p text:style-name="P1">string:</text:p>
      <text:p text:style-name="P1"><text:s text:c="8"/>.ascii "Hello, world!\n"</text:p>
      <text:p text:style-name="P1">length:</text:p>
      <text:p text:style-name="P1"><text:s text:c="8"/>.quad . -string <text:s text:c="8"/>#Dot = 'here'</text:p>
      <text:p text:style-name="P1"><text:s/></text:p>
      <text:p text:style-name="P1"><text:s text:c="8"/>.section <text:s text:c="7"/>.text</text:p>
      <text:p text:style-name="P1"><text:s text:c="8"/>.globl _start <text:s text:c="10"/>#Make entry point visible to linker</text:p>
      <text:p text:style-name="P1">_start:</text:p>
      <text:p text:style-name="P1"><text:s text:c="8"/>movq $4, %rax <text:s text:c="10"/>#4=write</text:p>
      <text:p text:style-name="P1"><text:s text:c="8"/>movq $1, %rbx <text:s text:c="10"/>#1=stdout</text:p>
      <text:p text:style-name="P1"><text:s text:c="8"/>movq $string, %rcx</text:p>
      <text:p text:style-name="P1"><text:s text:c="8"/>movq length, %rdx</text:p>
      <text:p text:style-name="P1"><text:s text:c="8"/>int $0x80 <text:s text:c="14"/>#Call Operating System</text:p>
      <text:p text:style-name="P1"><text:s text:c="8"/>movq %rax, %rbx <text:s text:c="8"/>#Make program return syscall exit status</text:p>
      <text:p text:style-name="P1"><text:s text:c="8"/>movq $1, %rax <text:s text:c="10"/>#1=exit</text:p>
      <text:p text:style-name="P1"><text:s text:c="8"/>int $0x80 <text:s text:c="14"/>#Call System Again</text:p>
      <text:p text:style-name="P1"/>
      <text:p text:style-name="P2">In C (compiled language):</text:p>
      <text:p text:style-name="P1"/>
      <text:p text:style-name="P1">#include &lt;stdio.h&gt;</text:p>
      <text:p text:style-name="P1"><text:s/></text:p>
      <text:p text:style-name="P1">int main(void)</text:p>
      <text:p text:style-name="P1">{</text:p>
      <text:p text:style-name="P1"><text:s text:c="4"/>printf("Hello, world!\n");</text:p>
      <text:p text:style-name="P1"><text:s text:c="4"/>return 0;</text:p>
      <text:p text:style-name="P1">}</text:p>
      <text:p text:style-name="P1"/>
      <text:p text:style-name="P1"/>
      <text:p text:style-name="P2">In Python (interpreted language):</text:p>
      <text:p text:style-name="P1"/>
      <text:p text:style-name="P1">print "Hello, world!"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arial" svg:font-family="arial, helvetica, clean, sans-serif"/>
    <style:font-face style:name="monospace" svg:font-family="monospace, monospace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ejaVu Sans Mono" fo:font-size="10pt" style:font-name-asian="DejaVu Sans Mono" style:font-size-asian="10pt" style:font-name-complex="Lohit Hindi2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enry Lo</meta:initial-creator>
    <meta:creation-date>2013-09-11T10:51:05</meta:creation-date>
    <meta:printed-by>Henry Lo</meta:printed-by>
    <meta:print-date>2013-09-11T10:55:38</meta:print-date>
    <dc:date>2013-09-11T16:52:15</dc:date>
    <dc:creator>Henry Lo</dc:creator>
    <meta:editing-duration>PT2H15M49S</meta:editing-duration>
    <meta:editing-cycles>1</meta:editing-cycles>
    <meta:document-statistic meta:table-count="0" meta:image-count="0" meta:object-count="0" meta:page-count="1" meta:paragraph-count="31" meta:word-count="353" meta:character-count="1584" meta:non-whitespace-character-count="1048"/>
    <meta:generator>LibreOffice/4.0.2.2$Linux_X86_64 LibreOffice_project/400m0$Build-2</meta:generator>
  </office:meta>
</office:document-meta>
</file>